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sfCKvt7j090FKCswGgpamtAfGsH0qd4OQZ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9:23:37.222319729</meta:creation-date>
    <dc:date>2023-09-07T19:23:52.915425826</dc:date>
    <meta:editing-duration>PT1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